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Yu Mincho" svg:font-family="Yu Mincho" style:font-family-generic="roman" style:font-pitch="variable" svg:panose-1="2 2 4 0 0 0 0 0 0 0"/>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onsolas" svg:font-family="Consolas" style:font-family-generic="modern" style:font-pitch="fixed" svg:panose-1="2 11 6 9 2 2 4 3 2 4"/>
    <style:font-face style:name="Noto Sans Gurmukhi" svg:font-family="Noto Sans Gurmukhi" style:font-family-generic="swiss" style:font-pitch="variable"/>
    <style:font-face style:name="Courier New" svg:font-family="Courier New" style:font-family-generic="modern" style:font-pitch="fixed" svg:panose-1="2 7 3 9 2 2 5 2 4 4"/>
    <style:font-face style:name="Raavi" svg:font-family="Raavi" style:font-family-generic="swiss" style:font-pitch="variable" svg:panose-1="2 11 5 2 4 2 4 2 2 3"/>
    <style:font-face style:name="Noto Sans CJK JP" svg:font-family="Noto Sans CJK JP" style:font-family-generic="swiss" style:font-pitch="variable"/>
    <style:font-face style:name="Segoe UI Symbol" svg:font-family="Segoe UI Symbol" style:font-family-generic="swiss" style:font-pitch="variable" svg:panose-1="2 11 5 2 4 2 4 2 2 3"/>
    <style:font-face style:name="Roboto" svg:font-family="Roboto" style:font-family-generic="system" style:font-pitch="variable" svg:panose-1="2 0 0 0 0 0 0 0 0 0"/>
    <style:font-face style:name="Noto Sans CJK KR" svg:font-family="Noto Sans CJK KR" style:font-family-generic="swiss" style:font-pitch="variable"/>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office:font-face-decls>
  <office:automatic-styles>
    <style:style style:name="P1" style:parent-style-name="PlainText" style:master-page-name="MP0" style:family="paragraph">
      <style:paragraph-properties fo:break-before="page"/>
    </style:style>
    <style:style style:name="T2" style:parent-style-name="DefaultParagraphFont" style:family="text">
      <style:text-properties style:font-name="Noto Sans Gurmukhi" style:font-name-complex="Noto Sans Gurmukhi" fo:font-size="9pt" style:font-size-asian="9pt" style:font-size-complex="9pt" style:script-type="complex" style:language-complex="pa" style:country-complex="IN"/>
    </style:style>
    <style:style style:name="T3" style:parent-style-name="DefaultParagraphFont" style:family="text">
      <style:text-properties style:font-name="Courier New" style:font-name-complex="Raavi" fo:font-size="9pt" style:font-size-asian="9pt" style:font-size-complex="9pt" style:script-type="complex" style:language-complex="pa" style:country-complex="IN"/>
    </style:style>
    <style:style style:name="T4" style:parent-style-name="DefaultParagraphFont" style:family="text">
      <style:text-properties style:font-name="Noto Sans CJK JP" style:font-name-asian="Noto Sans CJK JP" style:font-name-complex="Noto Sans CJK JP" fo:font-size="9pt" style:font-size-asian="9pt" style:font-size-complex="9pt"/>
    </style:style>
    <style:style style:name="T5" style:parent-style-name="DefaultParagraphFont" style:family="text">
      <style:text-properties style:font-name="Courier New" style:font-name-complex="Courier New" fo:font-size="9pt" style:font-size-asian="9pt" style:font-size-complex="9pt"/>
    </style:style>
    <style:style style:name="T6" style:parent-style-name="DefaultParagraphFont" style:family="text">
      <style:text-properties style:font-name="Noto Sans CJK JP" style:font-name-asian="Noto Sans CJK JP" style:font-name-complex="Noto Sans CJK JP" fo:font-size="9pt" style:font-size-asian="9pt" style:font-size-complex="9pt"/>
    </style:style>
    <style:style style:name="T7" style:parent-style-name="DefaultParagraphFont" style:family="text">
      <style:text-properties style:font-name="Courier New" style:font-name-complex="Courier New" fo:font-size="9pt" style:font-size-asian="9pt" style:font-size-complex="9pt"/>
    </style:style>
    <style:style style:name="T8" style:parent-style-name="DefaultParagraphFont" style:family="text">
      <style:text-properties style:font-name="Noto Sans CJK JP" style:font-name-asian="Noto Sans CJK JP" style:font-name-complex="Noto Sans CJK JP" fo:font-size="9pt" style:font-size-asian="9pt" style:font-size-complex="9pt"/>
    </style:style>
    <style:style style:name="T9" style:parent-style-name="DefaultParagraphFont" style:family="text">
      <style:text-properties style:font-name="Segoe UI Symbol" style:font-name-complex="Segoe UI Symbol" fo:font-size="9pt" style:font-size-asian="9pt" style:font-size-complex="9pt"/>
    </style:style>
    <style:style style:name="T10" style:parent-style-name="DefaultParagraphFont" style:family="text">
      <style:text-properties style:font-name="Noto Sans CJK JP" style:font-name-asian="Noto Sans CJK JP" style:font-name-complex="Noto Sans CJK JP" fo:font-size="9pt" style:font-size-asian="9pt" style:font-size-complex="9pt"/>
    </style:style>
    <style:style style:name="T11" style:parent-style-name="DefaultParagraphFont" style:family="text">
      <style:text-properties style:font-name="Segoe UI Symbol" style:font-name-complex="Segoe UI Symbol" fo:font-size="9pt" style:font-size-asian="9pt" style:font-size-complex="9pt"/>
    </style:style>
    <style:style style:name="T12" style:parent-style-name="DefaultParagraphFont" style:family="text">
      <style:text-properties style:font-name="Noto Sans CJK JP" style:font-name-asian="Noto Sans CJK JP" style:font-name-complex="Noto Sans CJK JP" fo:font-size="9pt" style:font-size-asian="9pt" style:font-size-complex="9pt"/>
    </style:style>
    <style:style style:name="T13" style:parent-style-name="DefaultParagraphFont" style:family="text">
      <style:text-properties style:font-name="Segoe UI Symbol" style:font-name-complex="Segoe UI Symbol" fo:font-size="9pt" style:font-size-asian="9pt" style:font-size-complex="9pt"/>
    </style:style>
    <style:style style:name="T14" style:parent-style-name="DefaultParagraphFont" style:family="text">
      <style:text-properties style:font-name="Noto Sans CJK JP" style:font-name-asian="Noto Sans CJK JP" style:font-name-complex="Noto Sans CJK JP" fo:font-size="9pt" style:font-size-asian="9pt" style:font-size-complex="9pt"/>
    </style:style>
    <style:style style:name="T15" style:parent-style-name="DefaultParagraphFont" style:family="text">
      <style:text-properties style:font-name="Noto Sans Gurmukhi" style:font-name-complex="Noto Sans Gurmukhi" fo:font-size="9pt" style:font-size-asian="9pt" style:font-size-complex="9pt" style:script-type="complex" style:language-complex="pa" style:country-complex="IN"/>
    </style:style>
    <style:style style:name="T16" style:parent-style-name="DefaultParagraphFont" style:family="text">
      <style:text-properties style:font-name="Roboto" style:font-name-complex="Raavi" fo:font-size="9pt" style:font-size-asian="9pt" style:font-size-complex="9pt" style:script-type="complex" style:language-complex="pa" style:country-complex="IN"/>
    </style:style>
    <style:style style:name="T17" style:parent-style-name="DefaultParagraphFont" style:family="text">
      <style:text-properties style:font-name="Noto Sans CJK JP" style:font-name-asian="Noto Sans CJK JP" style:font-name-complex="Noto Sans CJK JP" fo:font-size="9pt" style:font-size-asian="9pt" style:font-size-complex="9pt"/>
    </style:style>
    <style:style style:name="T18" style:parent-style-name="DefaultParagraphFont" style:family="text">
      <style:text-properties style:font-name="Segoe UI Symbol" style:font-name-complex="Segoe UI Symbol" fo:font-size="9pt" style:font-size-asian="9pt" style:font-size-complex="9pt"/>
    </style:style>
    <style:style style:name="T19" style:parent-style-name="DefaultParagraphFont" style:family="text">
      <style:text-properties style:font-name="Noto Sans CJK JP" style:font-name-asian="Noto Sans CJK JP" style:font-name-complex="Noto Sans CJK JP" fo:font-size="9pt" style:font-size-asian="9pt" style:font-size-complex="9pt"/>
    </style:style>
    <style:style style:name="T20" style:parent-style-name="DefaultParagraphFont" style:family="text">
      <style:text-properties style:font-name="Courier New" style:font-name-complex="Courier New" fo:font-size="9pt" style:font-size-asian="9pt" style:font-size-complex="9pt"/>
    </style:style>
    <style:style style:name="T21" style:parent-style-name="DefaultParagraphFont" style:family="text">
      <style:text-properties style:font-name="Noto Sans CJK JP" style:font-name-asian="Noto Sans CJK JP" style:font-name-complex="Noto Sans CJK JP" fo:font-size="9pt" style:font-size-asian="9pt" style:font-size-complex="9pt"/>
    </style:style>
    <style:style style:name="T22" style:parent-style-name="DefaultParagraphFont" style:family="text">
      <style:text-properties style:font-name="Segoe UI Symbol" style:font-name-complex="Segoe UI Symbol" fo:font-size="9pt" style:font-size-asian="9pt" style:font-size-complex="9pt"/>
    </style:style>
    <style:style style:name="T23" style:parent-style-name="DefaultParagraphFont" style:family="text">
      <style:text-properties style:font-name="Noto Sans CJK JP" style:font-name-asian="Noto Sans CJK JP" style:font-name-complex="Noto Sans CJK JP" fo:font-size="9pt" style:font-size-asian="9pt" style:font-size-complex="9pt"/>
    </style:style>
    <style:style style:name="T24" style:parent-style-name="DefaultParagraphFont" style:family="text">
      <style:text-properties style:font-name="Segoe UI Symbol" style:font-name-complex="Segoe UI Symbol" fo:font-size="9pt" style:font-size-asian="9pt" style:font-size-complex="9pt"/>
    </style:style>
    <style:style style:name="T25" style:parent-style-name="DefaultParagraphFont" style:family="text">
      <style:text-properties style:font-name="Noto Sans CJK JP" style:font-name-asian="Noto Sans CJK JP" style:font-name-complex="Noto Sans CJK JP" fo:font-size="9pt" style:font-size-asian="9pt" style:font-size-complex="9pt"/>
    </style:style>
    <style:style style:name="T26" style:parent-style-name="DefaultParagraphFont" style:family="text">
      <style:text-properties style:font-name="Courier New" style:font-name-complex="Courier New" fo:font-size="9pt" style:font-size-asian="9pt" style:font-size-complex="9pt"/>
    </style:style>
    <style:style style:name="T27" style:parent-style-name="DefaultParagraphFont" style:family="text">
      <style:text-properties style:font-name="Noto Sans CJK JP" style:font-name-asian="Noto Sans CJK JP" style:font-name-complex="Noto Sans CJK JP" fo:font-size="9pt" style:font-size-asian="9pt" style:font-size-complex="9pt"/>
    </style:style>
    <style:style style:name="T28" style:parent-style-name="DefaultParagraphFont" style:family="text">
      <style:text-properties style:font-name="Courier New" style:font-name-complex="Courier New" fo:font-size="9pt" style:font-size-asian="9pt" style:font-size-complex="9pt"/>
    </style:style>
    <style:style style:name="T29" style:parent-style-name="DefaultParagraphFont" style:family="text">
      <style:text-properties style:font-name="Noto Sans CJK JP" style:font-name-asian="Noto Sans CJK JP" style:font-name-complex="Noto Sans CJK JP" fo:font-size="9pt" style:font-size-asian="9pt" style:font-size-complex="9pt"/>
    </style:style>
    <style:style style:name="T30" style:parent-style-name="DefaultParagraphFont" style:family="text">
      <style:text-properties style:font-name="Courier New" style:font-name-complex="Courier New" fo:font-size="9pt" style:font-size-asian="9pt" style:font-size-complex="9pt"/>
    </style:style>
    <style:style style:name="T31" style:parent-style-name="DefaultParagraphFont" style:family="text">
      <style:text-properties style:font-name="Roboto" style:font-name-complex="Roboto" fo:font-size="9pt" style:font-size-asian="9pt" style:font-size-complex="9pt"/>
    </style:style>
    <style:style style:name="T32" style:parent-style-name="DefaultParagraphFont" style:family="text">
      <style:text-properties style:font-name="Noto Sans CJK JP" style:font-name-asian="Noto Sans CJK JP" style:font-name-complex="Noto Sans CJK JP" fo:font-size="9pt" style:font-size-asian="9pt" style:font-size-complex="9pt"/>
    </style:style>
    <style:style style:name="T33" style:parent-style-name="DefaultParagraphFont" style:family="text">
      <style:text-properties style:font-name="Courier New" style:font-name-complex="Courier New" fo:font-size="9pt" style:font-size-asian="9pt" style:font-size-complex="9pt"/>
    </style:style>
    <style:style style:name="T34" style:parent-style-name="DefaultParagraphFont" style:family="text">
      <style:text-properties style:font-name="Noto Sans CJK JP" style:font-name-asian="Noto Sans CJK JP" style:font-name-complex="Noto Sans CJK JP" fo:font-size="9pt" style:font-size-asian="9pt" style:font-size-complex="9pt"/>
    </style:style>
    <style:style style:name="T35" style:parent-style-name="DefaultParagraphFont" style:family="text">
      <style:text-properties style:font-name="Segoe UI Symbol" style:font-name-complex="Segoe UI Symbol" fo:font-size="9pt" style:font-size-asian="9pt" style:font-size-complex="9pt"/>
    </style:style>
    <style:style style:name="T36" style:parent-style-name="DefaultParagraphFont" style:family="text">
      <style:text-properties style:font-name="Noto Sans CJK JP" style:font-name-asian="Noto Sans CJK JP" style:font-name-complex="Noto Sans CJK JP" fo:font-size="9pt" style:font-size-asian="9pt" style:font-size-complex="9pt"/>
    </style:style>
    <style:style style:name="T37" style:parent-style-name="DefaultParagraphFont" style:family="text">
      <style:text-properties style:font-name="Segoe UI Symbol" style:font-name-complex="Segoe UI Symbol" fo:font-size="9pt" style:font-size-asian="9pt" style:font-size-complex="9pt"/>
    </style:style>
    <style:style style:name="T38" style:parent-style-name="DefaultParagraphFont" style:family="text">
      <style:text-properties style:font-name="Noto Sans CJK JP" style:font-name-asian="Noto Sans CJK JP" style:font-name-complex="Noto Sans CJK JP" fo:font-size="9pt" style:font-size-asian="9pt" style:font-size-complex="9pt"/>
    </style:style>
    <style:style style:name="T39" style:parent-style-name="DefaultParagraphFont" style:family="text">
      <style:text-properties style:font-name="Segoe UI Symbol" style:font-name-complex="Segoe UI Symbol" fo:font-size="9pt" style:font-size-asian="9pt" style:font-size-complex="9pt"/>
    </style:style>
    <style:style style:name="T40" style:parent-style-name="DefaultParagraphFont" style:family="text">
      <style:text-properties style:font-name="Noto Sans CJK JP" style:font-name-asian="Noto Sans CJK JP" style:font-name-complex="Noto Sans CJK JP" fo:font-size="9pt" style:font-size-asian="9pt" style:font-size-complex="9pt"/>
    </style:style>
    <style:style style:name="T41" style:parent-style-name="DefaultParagraphFont" style:family="text">
      <style:text-properties style:font-name="Roboto" style:font-name-complex="Roboto" fo:font-size="9pt" style:font-size-asian="9pt" style:font-size-complex="9pt"/>
    </style:style>
    <style:style style:name="T42" style:parent-style-name="DefaultParagraphFont" style:family="text">
      <style:text-properties style:font-name="Noto Sans CJK JP" style:font-name-asian="Noto Sans CJK JP" style:font-name-complex="Noto Sans CJK JP" fo:font-size="9pt" style:font-size-asian="9pt" style:font-size-complex="9pt"/>
    </style:style>
    <style:style style:name="T43" style:parent-style-name="DefaultParagraphFont" style:family="text">
      <style:text-properties style:font-name="Noto Sans Gurmukhi" style:font-name-complex="Noto Sans Gurmukhi" fo:font-size="9pt" style:font-size-asian="9pt" style:font-size-complex="9pt" style:script-type="complex" style:language-complex="pa" style:country-complex="IN"/>
    </style:style>
    <style:style style:name="T44" style:parent-style-name="DefaultParagraphFont" style:family="text">
      <style:text-properties style:font-name="Roboto" style:font-name-complex="Raavi" fo:font-size="9pt" style:font-size-asian="9pt" style:font-size-complex="9pt" style:script-type="complex" style:language-complex="pa" style:country-complex="IN"/>
    </style:style>
    <style:style style:name="T45" style:parent-style-name="DefaultParagraphFont" style:family="text">
      <style:text-properties style:font-name="Noto Sans CJK JP" style:font-name-asian="Noto Sans CJK JP" style:font-name-complex="Noto Sans CJK JP" fo:font-size="9pt" style:font-size-asian="9pt" style:font-size-complex="9pt"/>
    </style:style>
    <style:style style:name="T46" style:parent-style-name="DefaultParagraphFont" style:family="text">
      <style:text-properties style:font-name="Courier New" style:font-name-complex="Courier New" fo:font-size="9pt" style:font-size-asian="9pt" style:font-size-complex="9pt"/>
    </style:style>
    <style:style style:name="T47" style:parent-style-name="DefaultParagraphFont" style:family="text">
      <style:text-properties style:font-name="Roboto" style:font-name-complex="Roboto" fo:font-size="9pt" style:font-size-asian="9pt" style:font-size-complex="9pt"/>
    </style:style>
    <style:style style:name="T48" style:parent-style-name="DefaultParagraphFont" style:family="text">
      <style:text-properties style:font-name="Noto Sans CJK JP" style:font-name-asian="Noto Sans CJK JP" style:font-name-complex="Noto Sans CJK JP" fo:font-size="9pt" style:font-size-asian="9pt" style:font-size-complex="9pt"/>
    </style:style>
    <style:style style:name="T49" style:parent-style-name="DefaultParagraphFont" style:family="text">
      <style:text-properties style:font-name="Courier New" style:font-name-complex="Courier New" fo:font-size="9pt" style:font-size-asian="9pt" style:font-size-complex="9pt"/>
    </style:style>
    <style:style style:name="T50" style:parent-style-name="DefaultParagraphFont" style:family="text">
      <style:text-properties style:font-name="Noto Sans CJK JP" style:font-name-asian="Noto Sans CJK JP" style:font-name-complex="Noto Sans CJK JP" fo:font-size="9pt" style:font-size-asian="9pt" style:font-size-complex="9pt"/>
    </style:style>
    <style:style style:name="T51" style:parent-style-name="DefaultParagraphFont" style:family="text">
      <style:text-properties style:font-name="Courier New" style:font-name-complex="Courier New" fo:font-size="9pt" style:font-size-asian="9pt" style:font-size-complex="9pt"/>
    </style:style>
    <style:style style:name="T52" style:parent-style-name="DefaultParagraphFont" style:family="text">
      <style:text-properties style:font-name="Noto Sans CJK JP" style:font-name-asian="Noto Sans CJK JP" style:font-name-complex="Noto Sans CJK JP" fo:font-size="9pt" style:font-size-asian="9pt" style:font-size-complex="9pt"/>
    </style:style>
    <style:style style:name="T53" style:parent-style-name="DefaultParagraphFont" style:family="text">
      <style:text-properties style:font-name="Courier New" style:font-name-complex="Courier New" fo:font-size="9pt" style:font-size-asian="9pt" style:font-size-complex="9pt"/>
    </style:style>
    <style:style style:name="T54" style:parent-style-name="DefaultParagraphFont" style:family="text">
      <style:text-properties style:font-name="Noto Sans CJK JP" style:font-name-asian="Noto Sans CJK JP" style:font-name-complex="Noto Sans CJK JP" fo:font-size="9pt" style:font-size-asian="9pt" style:font-size-complex="9pt"/>
    </style:style>
    <style:style style:name="T55" style:parent-style-name="DefaultParagraphFont" style:family="text">
      <style:text-properties style:font-name="Courier New" style:font-name-complex="Courier New" fo:font-size="9pt" style:font-size-asian="9pt" style:font-size-complex="9pt"/>
    </style:style>
    <style:style style:name="T56" style:parent-style-name="DefaultParagraphFont" style:family="text">
      <style:text-properties style:font-name="Noto Sans CJK JP" style:font-name-asian="Noto Sans CJK JP" style:font-name-complex="Noto Sans CJK JP" fo:font-size="9pt" style:font-size-asian="9pt" style:font-size-complex="9pt"/>
    </style:style>
    <style:style style:name="T57" style:parent-style-name="DefaultParagraphFont" style:family="text">
      <style:text-properties style:font-name="Courier New" style:font-name-complex="Courier New" fo:font-size="9pt" style:font-size-asian="9pt" style:font-size-complex="9pt"/>
    </style:style>
    <style:style style:name="T58" style:parent-style-name="DefaultParagraphFont" style:family="text">
      <style:text-properties style:font-name="Noto Sans CJK JP" style:font-name-asian="Noto Sans CJK JP" style:font-name-complex="Noto Sans CJK JP" fo:font-size="9pt" style:font-size-asian="9pt" style:font-size-complex="9pt"/>
    </style:style>
    <style:style style:name="T59" style:parent-style-name="DefaultParagraphFont" style:family="text">
      <style:text-properties style:font-name="Noto Sans Gurmukhi" style:font-name-complex="Noto Sans Gurmukhi" fo:font-size="9pt" style:font-size-asian="9pt" style:font-size-complex="9pt" style:script-type="complex" style:language-complex="pa" style:country-complex="IN"/>
    </style:style>
    <style:style style:name="T60" style:parent-style-name="DefaultParagraphFont" style:family="text">
      <style:text-properties style:font-name="Courier New" style:font-name-complex="Raavi" fo:font-size="9pt" style:font-size-asian="9pt" style:font-size-complex="9pt" style:script-type="complex" style:language-complex="pa" style:country-complex="IN"/>
    </style:style>
    <style:style style:name="T61" style:parent-style-name="DefaultParagraphFont" style:family="text">
      <style:text-properties style:font-name="Noto Sans CJK JP" style:font-name-asian="Noto Sans CJK JP" style:font-name-complex="Noto Sans CJK JP" fo:font-size="9pt" style:font-size-asian="9pt" style:font-size-complex="9pt"/>
    </style:style>
    <style:style style:name="T62" style:parent-style-name="DefaultParagraphFont" style:family="text">
      <style:text-properties style:font-name="Courier New" style:font-name-complex="Courier New" fo:font-size="9pt" style:font-size-asian="9pt" style:font-size-complex="9pt"/>
    </style:style>
    <style:style style:name="T63" style:parent-style-name="DefaultParagraphFont" style:family="text">
      <style:text-properties style:font-name="Noto Sans CJK JP" style:font-name-asian="Noto Sans CJK JP" style:font-name-complex="Noto Sans CJK JP" fo:font-size="9pt" style:font-size-asian="9pt" style:font-size-complex="9pt"/>
    </style:style>
    <style:style style:name="T64" style:parent-style-name="DefaultParagraphFont" style:family="text">
      <style:text-properties style:font-name="Roboto" style:font-name-complex="Roboto" fo:font-size="9pt" style:font-size-asian="9pt" style:font-size-complex="9pt"/>
    </style:style>
    <style:style style:name="T65" style:parent-style-name="DefaultParagraphFont" style:family="text">
      <style:text-properties style:font-name="Noto Sans CJK JP" style:font-name-asian="Noto Sans CJK JP" style:font-name-complex="Noto Sans CJK JP" fo:font-size="9pt" style:font-size-asian="9pt" style:font-size-complex="9pt"/>
    </style:style>
    <style:style style:name="T66" style:parent-style-name="DefaultParagraphFont" style:family="text">
      <style:text-properties style:font-name="Roboto" style:font-name-complex="Roboto" fo:font-size="9pt" style:font-size-asian="9pt" style:font-size-complex="9pt"/>
    </style:style>
    <style:style style:name="T67" style:parent-style-name="DefaultParagraphFont" style:family="text">
      <style:text-properties style:font-name="Noto Sans CJK JP" style:font-name-asian="Noto Sans CJK JP" style:font-name-complex="Noto Sans CJK JP" fo:font-size="9pt" style:font-size-asian="9pt" style:font-size-complex="9pt"/>
    </style:style>
    <style:style style:name="T68" style:parent-style-name="DefaultParagraphFont" style:family="text">
      <style:text-properties style:font-name="Noto Sans Gurmukhi" style:font-name-complex="Noto Sans Gurmukhi" fo:font-size="9pt" style:font-size-asian="9pt" style:font-size-complex="9pt" style:script-type="complex" style:language-complex="pa" style:country-complex="IN"/>
    </style:style>
    <style:style style:name="T69" style:parent-style-name="DefaultParagraphFont" style:family="text">
      <style:text-properties style:font-name="Courier New" style:font-name-complex="Raavi" fo:font-size="9pt" style:font-size-asian="9pt" style:font-size-complex="9pt" style:script-type="complex" style:language-complex="pa" style:country-complex="IN"/>
    </style:style>
    <style:style style:name="T70" style:parent-style-name="DefaultParagraphFont" style:family="text">
      <style:text-properties style:font-name="Noto Sans CJK JP" style:font-name-asian="Noto Sans CJK JP" style:font-name-complex="Noto Sans CJK JP" fo:font-size="9pt" style:font-size-asian="9pt" style:font-size-complex="9pt"/>
    </style:style>
    <style:style style:name="T71" style:parent-style-name="DefaultParagraphFont" style:family="text">
      <style:text-properties style:font-name="Roboto" style:font-name-complex="Roboto" fo:font-size="9pt" style:font-size-asian="9pt" style:font-size-complex="9pt"/>
    </style:style>
    <style:style style:name="T72" style:parent-style-name="DefaultParagraphFont" style:family="text">
      <style:text-properties style:font-name="Noto Sans CJK JP" style:font-name-asian="Noto Sans CJK JP" style:font-name-complex="Noto Sans CJK JP" fo:font-size="9pt" style:font-size-asian="9pt" style:font-size-complex="9pt"/>
    </style:style>
    <style:style style:name="T73" style:parent-style-name="DefaultParagraphFont" style:family="text">
      <style:text-properties style:font-name="Noto Sans CJK KR" style:font-name-asian="Noto Sans CJK KR" style:font-name-complex="Noto Sans CJK KR" fo:font-size="9pt" style:font-size-asian="9pt" style:font-size-complex="9pt"/>
    </style:style>
    <style:style style:name="T74" style:parent-style-name="DefaultParagraphFont" style:family="text">
      <style:text-properties style:font-name="Segoe UI Symbol" style:font-name-complex="Segoe UI Symbol" fo:font-size="9pt" style:font-size-asian="9pt" style:font-size-complex="9pt"/>
    </style:style>
    <style:style style:name="T75" style:parent-style-name="DefaultParagraphFont" style:family="text">
      <style:text-properties style:font-name="Noto Sans CJK JP" style:font-name-asian="Noto Sans CJK JP" style:font-name-complex="Noto Sans CJK JP" fo:font-size="9pt" style:font-size-asian="9pt" style:font-size-complex="9pt"/>
    </style:style>
  </office:automatic-styles>
  <office:body>
    <office:text text:use-soft-page-breaks="true">
      <text:p text:style-name="P1"><text:span text:style-name="T2">ਊ</text:span><text:span text:style-name="T3">†</text:span><text:span text:style-name="T4">桔獩映汩</text:span><text:span text:style-name="T5">⁥</text:span><text:span text:style-name="T6">慨</text:span><text:span text:style-name="T7">⁳</text:span><text:span text:style-name="T8">湡攠据祲瑰摥猠敥</text:span><text:span text:style-name="T9">⁤</text:span><text:span text:style-name="T10">桰慲敳愠瑴捡敨</text:span><text:span text:style-name="T11">⁤</text:span><text:span text:style-name="T12">獡栠摩敤</text:span><text:span text:style-name="T13">⁮</text:span><text:span text:style-name="T14">敭慴慤慴</text:span><text:span text:style-name="T15">ਮ</text:span><text:span text:style-name="T16"> </text:span><text:span text:style-name="T17">䐠睯汮慯楤杮琠</text:span><text:span text:style-name="T18">⁯</text:span><text:span text:style-name="T19">潹牵搠癥捩</text:span><text:span text:style-name="T20">⁥</text:span><text:span text:style-name="T21">楷汬</text:span><text:span text:style-name="T22">⨠</text:span><text:span text:style-name="T23">潮</text:span><text:span text:style-name="T24">⩴</text:span><text:span text:style-name="T25">琠慲獮敦</text:span><text:span text:style-name="T26">⁲</text:span><text:span text:style-name="T27">桴</text:span><text:span text:style-name="T28">⁥</text:span><text:span text:style-name="T29">敳摥瀠牨獡</text:span><text:span text:style-name="T30">⹥</text:span><text:span text:style-name="T31"> </text:span><text:span text:style-name="T32">吠楨</text:span><text:span text:style-name="T33">⁳</text:span><text:span text:style-name="T34">楦敬猠潨汵</text:span><text:span text:style-name="T35">⁤</text:span><text:span text:style-name="T36">敲慭湩椠</text:span><text:span text:style-name="T37">⁮</text:span><text:span text:style-name="T38">潇杯敬䐠楲敶琠</text:span><text:span text:style-name="T39">⁯</text:span><text:span text:style-name="T40">牰獥牥敶琠敨猠捥敲</text:span><text:span text:style-name="T41">⁴</text:span><text:span text:style-name="T42">慤慴</text:span><text:span text:style-name="T43">ਮ</text:span><text:span text:style-name="T44"> </text:span><text:span text:style-name="T45">堠塘塘塘塘塘塘塘塘塘塘塘塘塘塘塘塘塘塘塘塘塘塘塘塘塘塘塘塘塘塘</text:span><text:span text:style-name="T46">੘</text:span><text:span text:style-name="T47"> </text:span><text:span text:style-name="T48">倠敬獡</text:span><text:span text:style-name="T49">⁥</text:span><text:span text:style-name="T50">潤渠瑯洠癯</text:span><text:span text:style-name="T51">ⱥ</text:span><text:span text:style-name="T52">爠湥浡</text:span><text:span text:style-name="T53">ⱥ</text:span><text:span text:style-name="T54">漠</text:span><text:span text:style-name="T55">⁲</text:span><text:span text:style-name="T56">敤敬整琠楨</text:span><text:span text:style-name="T57">⁳</text:span><text:span text:style-name="T58">楦敬</text:span><text:span text:style-name="T59">ਬ</text:span><text:span text:style-name="T60">†</text:span><text:span text:style-name="T61">牯攠獬</text:span><text:span text:style-name="T62">⁥</text:span><text:span text:style-name="T63">潹牵䌠潬摵䈠捡畫</text:span><text:span text:style-name="T64">⁰</text:span><text:span text:style-name="T65">慭</text:span><text:span text:style-name="T66">⁹</text:span><text:span text:style-name="T67">敢氠獯ⅴ</text:span><text:span text:style-name="T68">ਊ</text:span><text:span text:style-name="T69">†</text:span><text:span text:style-name="T70">敇敮慲整㩤〠⼳㔱㈯㈰</text:span><text:span text:style-name="T71">‱</text:span><text:span text:style-name="T72">㜰</text:span><text:span text:style-name="T73">ㄺ</text:span><text:span text:style-name="T74">‸</text:span><text:span text:style-name="T75">䵐</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Yu Mincho" svg:font-family="Yu Mincho" style:font-family-generic="roman" style:font-pitch="variable" svg:panose-1="2 2 4 0 0 0 0 0 0 0"/>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onsolas" svg:font-family="Consolas" style:font-family-generic="modern" style:font-pitch="fixed" svg:panose-1="2 11 6 9 2 2 4 3 2 4"/>
    <style:font-face style:name="Noto Sans Gurmukhi" svg:font-family="Noto Sans Gurmukhi" style:font-family-generic="swiss" style:font-pitch="variable"/>
    <style:font-face style:name="Courier New" svg:font-family="Courier New" style:font-family-generic="modern" style:font-pitch="fixed" svg:panose-1="2 7 3 9 2 2 5 2 4 4"/>
    <style:font-face style:name="Raavi" svg:font-family="Raavi" style:font-family-generic="swiss" style:font-pitch="variable" svg:panose-1="2 11 5 2 4 2 4 2 2 3"/>
    <style:font-face style:name="Noto Sans CJK JP" svg:font-family="Noto Sans CJK JP" style:font-family-generic="swiss" style:font-pitch="variable"/>
    <style:font-face style:name="Segoe UI Symbol" svg:font-family="Segoe UI Symbol" style:font-family-generic="swiss" style:font-pitch="variable" svg:panose-1="2 11 5 2 4 2 4 2 2 3"/>
    <style:font-face style:name="Roboto" svg:font-family="Roboto" style:font-family-generic="system" style:font-pitch="variable" svg:panose-1="2 0 0 0 0 0 0 0 0 0"/>
    <style:font-face style:name="Noto Sans CJK KR" svg:font-family="Noto Sans CJK KR" style:font-family-generic="swiss" style:font-pitch="variable"/>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Calibri" style:font-name-asian="Yu Mincho"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PlainText" style:display-name="Plain Text" style:family="paragraph" style:parent-style-name="Normal">
      <style:paragraph-properties fo:margin-bottom="0in" fo:line-height="100%"/>
      <style:text-properties style:font-name="Consolas" fo:font-size="10.5pt" style:font-size-asian="10.5pt" style:font-size-complex="10.5pt" fo:hyphenate="false"/>
    </style:style>
    <style:style style:name="PlainTextChar" style:display-name="Plain Text Char" style:family="text" style:parent-style-name="DefaultParagraphFont">
      <style:text-properties style:font-name="Consolas" fo:font-size="10.5pt" style:font-size-asian="10.5pt" style:font-size-complex="10.5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1in" fo:margin-left="0.7493in" fo:margin-bottom="1in" fo:margin-right="0.7493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
    <dc:creator>Chelsea Jo McCurry</dc:creator>
    <meta:creation-date>2023-01-31T10:12:00Z</meta:creation-date>
    <dc:date>2023-01-31T10:12:00Z</dc:date>
    <meta:template xlink:href="Normal.dotm" xlink:type="simple"/>
    <meta:editing-cycles>2</meta:editing-cycles>
    <meta:editing-duration>PT0S</meta:editing-duration>
    <meta:document-statistic meta:page-count="1" meta:paragraph-count="1" meta:word-count="30" meta:character-count="201" meta:row-count="1" meta:non-whitespace-character-count="172"/>
  </office:meta>
</office:document-meta>
</file>